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253912" officeooo:paragraph-rsid="002539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5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font-name="Purisa" fo:font-size="10pt" fo:font-style="normal" style:text-underline-style="none" fo:font-weight="bold" officeooo:rsid="00572923" officeooo:paragraph-rsid="01073f61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11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33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34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35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36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37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38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39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40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41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42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43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44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45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46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47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48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49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50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51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52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53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55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60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61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62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63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64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65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66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67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6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6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70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P71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72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73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74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75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76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77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78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81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8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8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8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8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8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87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88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89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9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e807b" officeooo:paragraph-rsid="011e807b" style:font-weight-asian="normal" style:font-weight-complex="normal"/>
    </style:style>
    <style:style style:name="P9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fd42" officeooo:paragraph-rsid="0123fd42" style:font-weight-asian="normal" style:font-weight-complex="normal"/>
    </style:style>
    <style:style style:name="P92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e807b"/>
    </style:style>
    <style:style style:name="P93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f587a"/>
    </style:style>
    <style:style style:name="P9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e807b" officeooo:paragraph-rsid="011e807b"/>
    </style:style>
    <style:style style:name="P95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11f587a" officeooo:paragraph-rsid="011f587a" style:font-weight-asian="normal" style:font-weight-complex="normal"/>
    </style:style>
    <style:style style:name="P9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fbbdf" officeooo:paragraph-rsid="011fbbdf"/>
    </style:style>
    <style:style style:name="P9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247eb1" officeooo:paragraph-rsid="01247eb1"/>
    </style:style>
    <style:style style:name="P98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bbdf" officeooo:paragraph-rsid="011fbbdf"/>
    </style:style>
    <style:style style:name="P99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11ffc5e"/>
    </style:style>
    <style:style style:name="P100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122b5ab"/>
    </style:style>
    <style:style style:name="P101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22b5ab" officeooo:paragraph-rsid="0122b5ab"/>
    </style:style>
    <style:style style:name="P102" style:family="paragraph" style:parent-style-name="Table_20_Contents">
      <style:paragraph-properties fo:margin-left="0.2917in" fo:margin-right="0in" fo:text-align="start" style:justify-single-word="false" fo:text-indent="0in" style:auto-text-indent="false" style:writing-mode="lr-tb"/>
      <style:text-properties style:font-name="Purisa" officeooo:rsid="009c7195" officeooo:paragraph-rsid="009c7195"/>
    </style:style>
    <style:style style:name="P103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04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05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106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07" style:family="paragraph" style:parent-style-name="Heading_20_2">
      <style:paragraph-properties fo:text-align="center" style:justify-single-word="false"/>
      <style:text-properties style:font-name="Purisa" officeooo:rsid="011fbbdf" officeooo:paragraph-rsid="011fbbdf"/>
    </style:style>
    <style:style style:name="P108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09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1fbbdf" officeooo:paragraph-rsid="011fbbdf" style:font-weight-asian="bold" style:font-weight-complex="bold"/>
    </style:style>
    <style:style style:name="P110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37f08" officeooo:paragraph-rsid="01237f08" style:font-weight-asian="bold" style:font-weight-complex="bold"/>
    </style:style>
    <style:style style:name="P111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47eb1" officeooo:paragraph-rsid="01247eb1" style:font-weight-asian="bold" style:font-weight-complex="bold"/>
    </style:style>
    <style:style style:name="P112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11a7aa0"/>
    </style:style>
    <style:style style:name="P113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114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7f08" officeooo:paragraph-rsid="01237f08" style:font-weight-asian="normal" style:font-weight-complex="normal"/>
    </style:style>
    <style:style style:name="P115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1237f08" officeooo:paragraph-rsid="01237f08" style:font-weight-asian="bold" style:font-weight-complex="bold"/>
    </style:style>
    <style:style style:name="P116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1247eb1" officeooo:paragraph-rsid="01247eb1" style:font-name-asian="Purisa" style:font-weight-asian="normal" style:font-weight-complex="normal"/>
    </style:style>
    <style:style style:name="P117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247eb1" style:font-name-asian="Purisa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119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11fbbdf"/>
    </style:style>
    <style:style style:name="P120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1237f08" style:font-weight-asian="normal" style:font-weight-complex="normal"/>
    </style:style>
    <style:style style:name="P121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123fd42" style:font-weight-asian="normal" style:font-weight-complex="normal"/>
    </style:style>
    <style:style style:name="P122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11fbbdf" style:font-weight-asian="normal" style:font-weight-complex="normal"/>
    </style:style>
    <style:style style:name="P123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11fbbdf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officeooo:rsid="00851817"/>
    </style:style>
    <style:style style:name="T11" style:family="text">
      <style:text-properties style:text-underline-style="solid" style:text-underline-width="auto" style:text-underline-color="font-color" fo:font-weight="bold" officeooo:rsid="01247eb1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7eb6" style:font-weight-asian="bold" style:font-weight-complex="bold"/>
    </style:style>
    <style:style style:name="T14" style:family="text">
      <style:text-properties fo:font-weight="bold" officeooo:rsid="008f2b07" style:font-weight-asian="bold" style:font-weight-complex="bold"/>
    </style:style>
    <style:style style:name="T15" style:family="text">
      <style:text-properties fo:font-weight="bold" officeooo:rsid="01009261" style:font-weight-asian="bold" style:font-weight-complex="bold"/>
    </style:style>
    <style:style style:name="T16" style:family="text">
      <style:text-properties fo:font-weight="bold" officeooo:rsid="011d364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730ab" style:font-weight-asian="normal" style:font-weight-complex="normal"/>
    </style:style>
    <style:style style:name="T19" style:family="text">
      <style:text-properties fo:font-weight="normal" officeooo:rsid="011e807b" style:font-weight-asian="normal" style:font-weight-complex="normal"/>
    </style:style>
    <style:style style:name="T20" style:family="text">
      <style:text-properties style:font-name="Purisa"/>
    </style:style>
    <style:style style:name="T21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2" style:family="text">
      <style:text-properties style:font-name="Purisa" style:text-underline-style="solid" style:text-underline-width="auto" style:text-underline-color="font-color" officeooo:rsid="000ca828"/>
    </style:style>
    <style:style style:name="T23" style:family="text">
      <style:text-properties style:font-name="Purisa" style:text-underline-style="solid" style:text-underline-width="auto" style:text-underline-color="font-color" officeooo:rsid="011fbbdf"/>
    </style:style>
    <style:style style:name="T24" style:family="text">
      <style:text-properties style:font-name="Purisa" style:text-underline-style="solid" style:text-underline-width="auto" style:text-underline-color="font-color" officeooo:rsid="01237f08"/>
    </style:style>
    <style:style style:name="T25" style:family="text">
      <style:text-properties style:font-name="Purisa" fo:font-weight="bold" style:font-weight-asian="bold" style:font-weight-complex="bold"/>
    </style:style>
    <style:style style:name="T26" style:family="text">
      <style:text-properties style:font-name="Purisa" fo:font-weight="bold" officeooo:rsid="000ab63f" style:font-weight-asian="bold" style:font-weight-complex="bold"/>
    </style:style>
    <style:style style:name="T27" style:family="text">
      <style:text-properties style:font-name="Purisa" fo:font-weight="bold" officeooo:rsid="008e35d3" style:font-weight-asian="bold" style:font-weight-complex="bold"/>
    </style:style>
    <style:style style:name="T28" style:family="text">
      <style:text-properties style:font-name="Purisa" fo:font-weight="bold" officeooo:rsid="00a16bfe" style:font-weight-asian="bold" style:font-weight-complex="bold"/>
    </style:style>
    <style:style style:name="T29" style:family="text">
      <style:text-properties style:font-name="Purisa" fo:font-weight="bold" officeooo:rsid="00fba5bb" style:font-weight-asian="bold" style:font-weight-complex="bold"/>
    </style:style>
    <style:style style:name="T30" style:family="text">
      <style:text-properties style:font-name="Purisa" fo:font-weight="bold" officeooo:rsid="011fbbdf" style:font-weight-asian="bold" style:font-weight-complex="bold"/>
    </style:style>
    <style:style style:name="T31" style:family="text">
      <style:text-properties style:font-name="Purisa" fo:font-weight="normal" style:font-weight-asian="normal" style:font-weight-complex="normal"/>
    </style:style>
    <style:style style:name="T32" style:family="text">
      <style:text-properties style:font-name="Purisa" fo:font-weight="normal" officeooo:rsid="0008e7e3" style:font-weight-asian="normal" style:font-weight-complex="normal"/>
    </style:style>
    <style:style style:name="T33" style:family="text">
      <style:text-properties style:font-name="Purisa" fo:font-weight="normal" officeooo:rsid="003a1de8" style:font-weight-asian="normal" style:font-weight-complex="normal"/>
    </style:style>
    <style:style style:name="T34" style:family="text">
      <style:text-properties style:font-name="Purisa" fo:font-weight="normal" officeooo:rsid="00468014" style:font-weight-asian="normal" style:font-weight-complex="normal"/>
    </style:style>
    <style:style style:name="T35" style:family="text">
      <style:text-properties style:font-name="Purisa" fo:font-weight="normal" officeooo:rsid="008e35d3" style:font-weight-asian="normal" style:font-weight-complex="normal"/>
    </style:style>
    <style:style style:name="T36" style:family="text">
      <style:text-properties style:font-name="Purisa" fo:font-weight="normal" officeooo:rsid="011fbbdf" style:font-weight-asian="normal" style:font-weight-complex="normal"/>
    </style:style>
    <style:style style:name="T37" style:family="text">
      <style:text-properties style:font-name="Purisa" style:text-underline-style="none"/>
    </style:style>
    <style:style style:name="T38" style:family="text">
      <style:text-properties style:font-name="Purisa" style:text-underline-style="none" fo:font-weight="normal" style:font-weight-asian="normal" style:font-weight-complex="normal"/>
    </style:style>
    <style:style style:name="T39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0" style:family="text">
      <style:text-properties style:font-name="Purisa" style:text-underline-style="none" fo:font-weight="normal" officeooo:rsid="011fbbdf" style:font-weight-asian="normal" style:font-weight-complex="normal"/>
    </style:style>
    <style:style style:name="T41" style:family="text">
      <style:text-properties style:font-name="Purisa" style:text-underline-style="none" fo:font-weight="bold" style:font-weight-asian="bold" style:font-weight-complex="bold"/>
    </style:style>
    <style:style style:name="T42" style:family="text">
      <style:text-properties style:font-name="Purisa" style:text-underline-style="none" fo:font-weight="bold" officeooo:rsid="000ca828" style:font-weight-asian="bold" style:font-weight-complex="bold"/>
    </style:style>
    <style:style style:name="T43" style:family="text">
      <style:text-properties style:font-name="Purisa" style:text-underline-style="none" fo:font-weight="bold" officeooo:rsid="008f2b07" style:font-weight-asian="bold" style:font-weight-complex="bold"/>
    </style:style>
    <style:style style:name="T44" style:family="text">
      <style:text-properties style:font-name="Purisa" style:text-underline-style="none" fo:font-weight="bold" officeooo:rsid="011d3642" style:font-weight-asian="bold" style:font-weight-complex="bold"/>
    </style:style>
    <style:style style:name="T45" style:family="text">
      <style:text-properties style:font-name="Purisa" style:text-underline-style="none" officeooo:rsid="000ca828"/>
    </style:style>
    <style:style style:name="T46" style:family="text">
      <style:text-properties style:font-name="Purisa" style:text-underline-style="none" officeooo:rsid="011fbbdf"/>
    </style:style>
    <style:style style:name="T47" style:family="text">
      <style:text-properties style:font-name="Purisa" style:text-underline-style="none" officeooo:rsid="01281f96"/>
    </style:style>
    <style:style style:name="T48" style:family="text">
      <style:text-properties style:font-name="Purisa" style:text-underline-style="none" officeooo:rsid="0129103f"/>
    </style:style>
    <style:style style:name="T49" style:family="text">
      <style:text-properties style:font-name="Purisa" style:text-underline-style="none" officeooo:rsid="012928aa"/>
    </style:style>
    <style:style style:name="T50" style:family="text">
      <style:text-properties style:font-name="Purisa" officeooo:rsid="001a66fa"/>
    </style:style>
    <style:style style:name="T51" style:family="text">
      <style:text-properties style:font-name="Purisa" officeooo:rsid="00213004"/>
    </style:style>
    <style:style style:name="T52" style:family="text">
      <style:text-properties style:font-name="Purisa" officeooo:rsid="0042a663"/>
    </style:style>
    <style:style style:name="T53" style:family="text">
      <style:text-properties style:font-name="Purisa" officeooo:rsid="00dd9296"/>
    </style:style>
    <style:style style:name="T54" style:family="text">
      <style:text-properties style:font-name="Purisa" officeooo:rsid="001393b9"/>
    </style:style>
    <style:style style:name="T55" style:family="text">
      <style:text-properties style:font-name="Purisa" officeooo:rsid="01237f08"/>
    </style:style>
    <style:style style:name="T56" style:family="text">
      <style:text-properties style:font-name="Purisa" officeooo:rsid="0123fd42"/>
    </style:style>
    <style:style style:name="T57" style:family="text">
      <style:text-properties style:font-name="Purisa" officeooo:rsid="01247eb1"/>
    </style:style>
    <style:style style:name="T58" style:family="text">
      <style:text-properties style:font-name="Purisa" officeooo:rsid="012beec3"/>
    </style:style>
    <style:style style:name="T59" style:family="text">
      <style:text-properties style:font-name="Purisa" officeooo:rsid="012c3a5c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067eb6" style:font-weight-asian="normal" style:font-weight-complex="normal"/>
    </style:style>
    <style:style style:name="T62" style:family="text">
      <style:text-properties style:text-underline-style="none" fo:font-weight="normal" officeooo:rsid="011e807b" style:font-weight-asian="normal" style:font-weight-complex="normal"/>
    </style:style>
    <style:style style:name="T63" style:family="text">
      <style:text-properties style:text-underline-style="none" fo:font-weight="normal" officeooo:rsid="011f587a" style:font-weight-asian="normal" style:font-weight-complex="normal"/>
    </style:style>
    <style:style style:name="T64" style:family="text">
      <style:text-properties style:text-underline-style="none" fo:font-weight="normal" officeooo:rsid="01271b98" style:font-weight-asian="normal" style:font-weight-complex="normal"/>
    </style:style>
    <style:style style:name="T65" style:family="text">
      <style:text-properties style:text-underline-style="none" fo:font-weight="normal" officeooo:rsid="01281bd8" style:font-weight-asian="normal" style:font-weight-complex="normal"/>
    </style:style>
    <style:style style:name="T66" style:family="text">
      <style:text-properties style:text-underline-style="none" fo:font-weight="normal" officeooo:rsid="00109724" style:font-weight-asian="normal" style:font-weight-complex="bold"/>
    </style:style>
    <style:style style:name="T67" style:family="text">
      <style:text-properties style:text-underline-style="none" fo:font-weight="normal" officeooo:rsid="00128eef" style:font-weight-asian="normal" style:font-weight-complex="bold"/>
    </style:style>
    <style:style style:name="T68" style:family="text">
      <style:text-properties style:text-underline-style="none" fo:font-weight="normal" officeooo:rsid="00f80254" style:font-weight-asian="normal" style:font-weight-complex="bold"/>
    </style:style>
    <style:style style:name="T69" style:family="text">
      <style:text-properties style:text-underline-style="none" fo:font-weight="normal" officeooo:rsid="00f8095c" style:font-weight-asian="normal" style:font-weight-complex="bold"/>
    </style:style>
    <style:style style:name="T70" style:family="text">
      <style:text-properties style:text-underline-style="none" fo:font-weight="normal" officeooo:rsid="01247eb1" style:font-weight-asian="normal" style:font-weight-complex="bold"/>
    </style:style>
    <style:style style:name="T71" style:family="text">
      <style:text-properties style:text-underline-style="none" fo:font-weight="bold" style:font-weight-asian="bold" style:font-weight-complex="bold"/>
    </style:style>
    <style:style style:name="T72" style:family="text">
      <style:text-properties style:text-underline-style="none" fo:font-weight="bold" officeooo:rsid="00067eb6" style:font-weight-asian="bold" style:font-weight-complex="bold"/>
    </style:style>
    <style:style style:name="T73" style:family="text">
      <style:text-properties style:text-underline-style="none" fo:font-weight="bold" officeooo:rsid="011e807b" style:font-weight-asian="bold" style:font-weight-complex="bold"/>
    </style:style>
    <style:style style:name="T74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font-size="10pt" fo:font-style="normal" style:text-underline-style="none" fo:font-weight="bold" officeooo:rsid="011a7aa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size="10pt" fo:font-style="normal" style:text-underline-style="none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1a7aa0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1ab268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style:text-underline-style="solid" style:text-underline-width="auto" style:text-underline-color="font-color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66" officeooo:rsid="00d2e6c3"/>
    </style:style>
    <style:style style:name="T81" style:family="text">
      <style:text-properties fo:color="#000066" officeooo:rsid="00e173f7"/>
    </style:style>
    <style:style style:name="T82" style:family="text">
      <style:text-properties officeooo:rsid="00deded1"/>
    </style:style>
    <style:style style:name="T83" style:family="text">
      <style:text-properties officeooo:rsid="00fa9de1"/>
    </style:style>
    <style:style style:name="T84" style:family="text">
      <style:text-properties officeooo:rsid="01009261"/>
    </style:style>
    <style:style style:name="T85" style:family="text">
      <style:text-properties officeooo:rsid="01138e14"/>
    </style:style>
    <style:style style:name="T86" style:family="text">
      <style:text-properties officeooo:rsid="011a7aa0"/>
    </style:style>
    <style:style style:name="T87" style:family="text">
      <style:text-properties officeooo:rsid="011e807b"/>
    </style:style>
    <style:style style:name="T88" style:family="text">
      <style:text-properties officeooo:rsid="011fbbdf"/>
    </style:style>
    <style:style style:name="T89" style:family="text">
      <style:text-properties officeooo:rsid="011ffc5e"/>
    </style:style>
    <style:style style:name="T90" style:family="text">
      <style:text-properties officeooo:rsid="0122b5ab"/>
    </style:style>
    <style:style style:name="T91" style:family="text">
      <style:text-properties officeooo:rsid="01237f08"/>
    </style:style>
    <style:style style:name="T92" style:family="text">
      <style:text-properties officeooo:rsid="0123fd42"/>
    </style:style>
    <style:style style:name="T93" style:family="text">
      <style:text-properties officeooo:rsid="01247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" text:outline-level="1">“<text:span text:style-name="T86">Kaip laikaisi</text:span>?” <text:span text:style-name="T86">Anketa</text:span></text:h>
      <text:p text:style-name="P89"><text:span text:style-name="T75">Skirta draugams suprasti ir padėti draugams</text:span><text:span text:style-name="T74">.</text:span></text:p>
      <text:p text:style-name="P6"/>
      <text:p text:style-name="P112"><text:span text:style-name="T75">Kam skiriate atsakymus</text:span><text:span text:style-name="T74">:</text:span><text:span text:style-name="T76"> </text:span><text:span text:style-name="T79"><text:s text:c="11"/></text:span><text:span text:style-name="T76"><text:s/></text:span><text:span text:style-name="T77">(data:</text:span><text:span text:style-name="T78"> </text:span><text:span text:style-name="T76"><text:s text:c="10"/></text:span><text:span text:style-name="T78">)</text:span></text:p>
      <text:h text:style-name="P106" text:outline-level="2"><text:span text:style-name="T14">1. </text:span><text:span text:style-name="T16">Mano siekiai</text:span></text:h>
      <text:p text:style-name="P26"><text:span text:style-name="T13">Y1. </text:span><text:span text:style-name="T16">Kodėl</text:span><text:span text:style-name="T12">?</text:span><text:span text:style-name="T17"> (</text:span><text:span text:style-name="T19">kokie tavo dabartiniai profesiniai interesai</text:span><text:span text:style-name="T18">?</text:span><text:span text:style-name="T17">)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0">interesas aprašymas</text:p>
          </table:table-cell>
          <table:table-cell table:style-name="Table1.C1" office:value-type="string">
            <text:p text:style-name="P28"><text:span text:style-name="T87">kodėl aktualu</text:span>?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C2" table:number-columns-spanned="2" office:value-type="string">
            <text:p text:style-name="P81"><text:span text:style-name="T85">Everywhere a</text:span>dd more rows <text:span text:style-name="T83">as needed...</text:span></text:p>
          </table:table-cell>
          <table:covered-table-cell/>
        </table:table-row>
      </table:table>
      <text:p text:style-name="P25"/>
      <text:p text:style-name="P92"><text:span text:style-name="T72">Y2.</text:span><text:span text:style-name="T61"> </text:span><text:span text:style-name="T73">Kaip</text:span><text:span text:style-name="T71">?</text:span><text:span text:style-name="T60"> (</text:span><text:span text:style-name="T62">kokie yra metodai ar principai, kurie, jūsų įsitikinimu, padėtų šiose srityse pasiekti progreso?</text:span><text:span text:style-name="T60">)</text:span></text:p>
      <text:p text:style-name="P20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94"><text:span text:style-name="T3">i</text:span><text:span text:style-name="T2">dėjos pavadinimas</text:span></text:p>
          </table:table-cell>
          <table:table-cell table:style-name="Table2.C1" office:value-type="string">
            <text:p text:style-name="P28"><text:span text:style-name="T87">kaip tai veiktų</text:span>?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64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63"/>
          </table:table-cell>
          <table:table-cell table:style-name="Table2.C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66"/>
          </table:table-cell>
        </table:table-row>
      </table:table>
      <text:p text:style-name="P25"/>
      <text:p text:style-name="P93"><text:span text:style-name="T72">Y3. </text:span><text:span text:style-name="T73">Ką</text:span><text:span text:style-name="T71">?</text:span><text:span text:style-name="T60"> (</text:span><text:span text:style-name="T63">kokie jūsų projektai/įmonės </text:span><text:span text:style-name="T65">taiko</text:span><text:span text:style-name="T63"> šiuos principus/metodus?</text:span><text:span text:style-name="T60">)</text:span></text:p>
      <text:p text:style-name="P20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5"><text:span text:style-name="T10">p</text:span><text:span text:style-name="T1">rojekto/įmonės pavadinimas</text:span></text:p>
          </table:table-cell>
          <table:table-cell table:style-name="Table3.C1" office:value-type="string">
            <text:p text:style-name="P28"><text:span text:style-name="T88">kuo užsiima</text:span>?</text:p>
          </table:table-cell>
        </table:table-row>
        <table:table-row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80"/>
          </table:table-cell>
          <table:table-cell table:style-name="Table3.C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80"/>
          </table:table-cell>
          <table:table-cell table:style-name="Table3.C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0"/>
          </table:table-cell>
          <table:table-cell table:style-name="Table3.C2" office:value-type="string">
            <text:p text:style-name="P32"/>
          </table:table-cell>
        </table:table-row>
      </table:table>
      <text:h text:style-name="P104" text:outline-level="1"/>
      <text:h text:style-name="P105" text:outline-level="1"><text:span text:style-name="T43">2. </text:span><text:span text:style-name="T44">Mano laimė</text:span></text:h>
      <text:p text:style-name="P119"><text:span text:style-name="T30">SFSPP</text:span><text:span text:style-name="T27"> (</text:span><text:span text:style-name="T30">S</text:span><text:span text:style-name="T36">veikata</text:span><text:span text:style-name="T34">, </text:span><text:span text:style-name="T27">F</text:span><text:span text:style-name="T35">inan</text:span><text:span text:style-name="T36">sai</text:span><text:span text:style-name="T35">, </text:span><text:span text:style-name="T30">S</text:span><text:span text:style-name="T36">antykiai</text:span><text:span text:style-name="T35">, </text:span><text:span text:style-name="T30">P</text:span><text:span text:style-name="T36">rasmė</text:span><text:span text:style-name="T35">, </text:span><text:span text:style-name="T30">P</text:span><text:span text:style-name="T36">otyriai</text:span><text:span text:style-name="T35">)</text:span><text:span text:style-name="T31"> </text:span><text:span text:style-name="T36">teikia laimę</text:span><text:span text:style-name="T33">. </text:span><text:span text:style-name="T36">Identifikuodami ir pagerindami juos, galite tapti laimingesniais!</text:span></text:p>
      <text:h text:style-name="P107" text:outline-level="2">SVEIKATA</text:h>
      <text:p text:style-name="P10"><text:span text:style-name="T25">H1.</text:span><text:span text:style-name="T31"> (</text:span><text:span text:style-name="T36">Pojūčiai</text:span><text:span text:style-name="T31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96"><text:span text:style-name="T2">Kokie diskomfortas ar skausmai</text:span></text:p>
          </table:table-cell>
          <table:table-cell table:style-name="Table7.C1" office:value-type="string">
            <text:p text:style-name="P13"><text:span text:style-name="T7">Ką daryti, kad nebūtų</text:span><text:span text:style-name="T3">?</text:span></text:p>
          </table:table-cell>
        </table:table-row>
        <table:table-row>
          <table:table-cell table:style-name="Table7.A2" office:value-type="string">
            <text:p text:style-name="P36">1</text:p>
          </table:table-cell>
          <table:table-cell table:style-name="Table7.A2" office:value-type="string">
            <text:p text:style-name="P68"/>
          </table:table-cell>
          <table:table-cell table:style-name="Table7.C2" office:value-type="string">
            <text:p text:style-name="P68"/>
          </table:table-cell>
        </table:table-row>
        <table:table-row>
          <table:table-cell table:style-name="Table7.A2" office:value-type="string">
            <text:p text:style-name="P57">2</text:p>
          </table:table-cell>
          <table:table-cell table:style-name="Table7.A2" office:value-type="string">
            <text:p text:style-name="P68"/>
          </table:table-cell>
          <table:table-cell table:style-name="Table7.C2" office:value-type="string">
            <text:p text:style-name="P68"/>
          </table:table-cell>
        </table:table-row>
        <table:table-row>
          <table:table-cell table:style-name="Table7.A2" office:value-type="string">
            <text:p text:style-name="P36"/>
          </table:table-cell>
          <table:table-cell table:style-name="Table7.A2" office:value-type="string">
            <text:p text:style-name="P68"/>
          </table:table-cell>
          <table:table-cell table:style-name="Table7.C2" office:value-type="string">
            <text:p text:style-name="P68"/>
          </table:table-cell>
        </table:table-row>
      </table:table>
      <text:p text:style-name="P10"><text:span text:style-name="T31"><text:line-break/></text:span><text:span text:style-name="T25">H2.</text:span><text:span text:style-name="T31"> </text:span><text:span text:style-name="T32">(</text:span><text:span text:style-name="T36">Ilgaamžiškumas</text:span><text:span text:style-name="T32">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96"><text:span text:style-name="T4">K</text:span><text:span text:style-name="T2">okio tipo riziką turite?</text:span></text:p>
          </table:table-cell>
          <table:table-cell table:style-name="Table8.C1" office:value-type="string">
            <text:p text:style-name="P96"><text:span text:style-name="T3">K</text:span><text:span text:style-name="T2">ą daryti, kad sumažėtų rizika?</text:span></text:p>
          </table:table-cell>
        </table:table-row>
        <table:table-row>
          <table:table-cell table:style-name="Table8.A2" office:value-type="string">
            <text:p text:style-name="P43">1</text:p>
          </table:table-cell>
          <table:table-cell table:style-name="Table8.A2" office:value-type="string">
            <text:p text:style-name="P71"/>
          </table:table-cell>
          <table:table-cell table:style-name="Table8.C2" office:value-type="string">
            <text:p text:style-name="P68"/>
          </table:table-cell>
        </table:table-row>
        <table:table-row>
          <table:table-cell table:style-name="Table8.A2" office:value-type="string">
            <text:p text:style-name="P57">2</text:p>
          </table:table-cell>
          <table:table-cell table:style-name="Table8.A2" office:value-type="string">
            <text:p text:style-name="P68"/>
          </table:table-cell>
          <table:table-cell table:style-name="Table8.C2" office:value-type="string">
            <text:p text:style-name="P68"/>
          </table:table-cell>
        </table:table-row>
        <table:table-row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68"/>
          </table:table-cell>
          <table:table-cell table:style-name="Table8.C2" office:value-type="string">
            <text:p text:style-name="P68"/>
          </table:table-cell>
        </table:table-row>
      </table:table>
      <text:h text:style-name="P108" text:outline-level="2"/>
      <text:h text:style-name="P109" text:outline-level="2">FINANSAI</text:h>
      <text:p text:style-name="P122"><text:span text:style-name="T41">F1.</text:span><text:span text:style-name="T37"> </text:span><text:span text:style-name="T46">Ką pirktumėte, jei turėtumėte neribotai daug pinigų $$$?</text:span></text:p>
      <text:p text:style-name="P11"><text:span text:style-name="T37">(</text:span><text:span text:style-name="T22">*</text:span><text:span text:style-name="T23">poreikio įvertis</text:span><text:span text:style-name="T21">:</text:span><text:span text:style-name="T47"> </text:span><text:span text:style-name="T46">kiek leistum</text:span><text:span text:style-name="T47">ė</text:span><text:span text:style-name="T48">te </text:span><text:span text:style-name="T49">pinigų</text:span><text:span text:style-name="T46"> maksimaliam pasitenkinimui</text:span><text:span text:style-name="T45">?</text:span><text:span text:style-name="T37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29"><text:span text:style-name="T88">kokios prekės ar paslaugos</text:span>?</text:p>
          </table:table-cell>
          <table:table-cell table:style-name="Table9.A1" office:value-type="string">
            <text:p text:style-name="P113">kur galima pirkti</text:p>
          </table:table-cell>
          <table:table-cell table:style-name="Table9.D1" office:value-type="string">
            <text:p text:style-name="P5"><text:span text:style-name="T88">poreikio įvertis</text:span>*</text:p>
          </table:table-cell>
        </table:table-row>
        <table:table-row>
          <table:table-cell table:style-name="Table9.A2" office:value-type="string">
            <text:p text:style-name="P56">1</text:p>
          </table:table-cell>
          <table:table-cell table:style-name="Table9.A2" office:value-type="string">
            <text:p text:style-name="P72"/>
          </table:table-cell>
          <table:table-cell table:style-name="Table9.A2" office:value-type="string">
            <text:p text:style-name="P72"/>
          </table:table-cell>
          <table:table-cell table:style-name="Table9.D2" office:value-type="string">
            <text:p text:style-name="P72"/>
          </table:table-cell>
        </table:table-row>
        <table:table-row>
          <table:table-cell table:style-name="Table9.A2" office:value-type="string">
            <text:p text:style-name="P56">2</text:p>
          </table:table-cell>
          <table:table-cell table:style-name="Table9.A2" office:value-type="string">
            <text:p text:style-name="P72"/>
          </table:table-cell>
          <table:table-cell table:style-name="Table9.A2" office:value-type="string">
            <text:p text:style-name="P72"/>
          </table:table-cell>
          <table:table-cell table:style-name="Table9.D2" office:value-type="string">
            <text:p text:style-name="P72"/>
          </table:table-cell>
        </table:table-row>
        <table:table-row>
          <table:table-cell table:style-name="Table9.A2" office:value-type="string">
            <text:p text:style-name="P56"/>
          </table:table-cell>
          <table:table-cell table:style-name="Table9.A2" office:value-type="string">
            <text:p text:style-name="P76"/>
          </table:table-cell>
          <table:table-cell table:style-name="Table9.A2" office:value-type="string">
            <text:p text:style-name="P76"/>
          </table:table-cell>
          <table:table-cell table:style-name="Table9.D2" office:value-type="string">
            <text:p text:style-name="P73"/>
          </table:table-cell>
        </table:table-row>
      </table:table>
      <text:p text:style-name="P4"/>
      <text:p text:style-name="P123"><text:span text:style-name="T42">F</text:span><text:span text:style-name="T41">2.</text:span><text:span text:style-name="T38"> </text:span><text:span text:style-name="T40">Kurie</text:span><text:span text:style-name="T39"> 3-4 </text:span><text:span text:style-name="T40">iš</text:span><text:span text:style-name="T39"> </text:span><text:span text:style-name="T40">apačioje</text:span><text:span text:style-name="T39"> </text:span><text:span text:style-name="T40">išvardintų dalykų šiuo metu duotų daugiausia laimės, jei juos turėtumėte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30">asset class</text:p>
          </table:table-cell>
          <table:table-cell table:style-name="Table10.C1" office:value-type="string">
            <text:p text:style-name="P23"><text:span text:style-name="T3">W</text:span><text:span text:style-name="T2">here </text:span><text:span text:style-name="T5">to</text:span><text:span text:style-name="T2"> get</text:span></text:p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98">Kosmos kelionės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98">Vertingos įmonės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99">Puikūs žmonės svarbiem darbam</text:p>
          </table:table-cell>
          <table:table-cell table:style-name="Table10.C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99">Aukštesnės kokybės maistas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99">Galimybės dažniau ir patogiau sportuoti</text:p>
          </table:table-cell>
          <table:table-cell table:style-name="Table10.C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99">Grožis, galimybės dažniau gerai atrodyti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85"><text:span text:style-name="T89">Kelionės ir galimybės dažniau pasimatyti su konkrečiais žmonėm</text:span></text:p>
          </table:table-cell>
          <table:table-cell table:style-name="Table10.C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100"><text:span text:style-name="T90">Prieiga prie retų specifinių įrenginių ir įrangos</text:span>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101">Prieiga prie tam tikros informacijos ar tinklo paslaugų</text:p>
          </table:table-cell>
          <table:table-cell table:style-name="Table10.C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101">Prieiga prie pažangios medicinos, bioinžinerijos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8">[<text:span text:style-name="T80"> </text:span>]</text:p>
          </table:table-cell>
          <table:table-cell table:style-name="Table10.A2" office:value-type="string">
            <text:p text:style-name="P101">Galimybė įkelti savo sąmonę į Internetą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102"><text:span text:style-name="T90">Kažkas kita</text:span>: (<text:span text:style-name="T90">apibrėžkite patys</text:span>)</text:p>
          </table:table-cell>
          <table:table-cell table:style-name="Table10.C2" office:value-type="string">
            <text:p text:style-name="P42"/>
          </table:table-cell>
        </table:table-row>
        <table:table-row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87"/>
          </table:table-cell>
          <table:table-cell table:style-name="Table10.C2" office:value-type="string">
            <text:p text:style-name="P42"/>
          </table:table-cell>
        </table:table-row>
      </table:table>
      <text:h text:style-name="P110" text:outline-level="2">SANTYKIAI</text:h>
      <text:p text:style-name="P8"><text:span text:style-name="T26">R</text:span><text:span text:style-name="T25">1.</text:span><text:span text:style-name="T20"> </text:span><text:span text:style-name="T55">Identifikuokite žmones</text:span><text:span text:style-name="T53">, </text:span><text:span text:style-name="T55">su kuriais norėtumėte pagerinti santykius</text:span><text:span text:style-name="T20">:</text:span></text:p>
      <text:p text:style-name="P120"><text:span text:style-name="T55">Asmeniui priskirkite raidę ir tada sugalvokite </text:span><text:span text:style-name="T24">veiksmą ar operaciją</text:span><text:span text:style-name="T55">, kurią turite atlikti kiekvienam iš jų, kad santykiai pakryptų norima linkme, leidžiančia Jums jaustis geriausiai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31"><text:span text:style-name="T91">kas</text:span> <text:span text:style-name="T82">(vado raidė)</text:span></text:p>
          </table:table-cell>
          <table:table-cell table:style-name="Table11.A1" office:value-type="string">
            <text:p text:style-name="P114">veiksmas ar operacija</text:p>
          </table:table-cell>
          <table:table-cell table:style-name="Table11.D1" office:value-type="string">
            <text:p text:style-name="P115">kodėl?</text:p>
          </table:table-cell>
        </table:table-row>
        <table:table-row>
          <table:table-cell table:style-name="Table11.A2" office:value-type="string">
            <text:p text:style-name="P38">1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44">2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49">3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77"/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49">4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49">5</text:p>
          </table:table-cell>
          <table:table-cell table:style-name="Table11.A2" office:value-type="string">
            <text:p text:style-name="P78"/>
          </table:table-cell>
          <table:table-cell table:style-name="Table11.A2" office:value-type="string">
            <text:p text:style-name="P78"/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49">6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33"/>
          </table:table-cell>
          <table:table-cell table:style-name="Table11.D2" office:value-type="string">
            <text:p text:style-name="P33"/>
          </table:table-cell>
        </table:table-row>
        <table:table-row>
          <table:table-cell table:style-name="Table11.A2" office:value-type="string">
            <text:p text:style-name="P49">7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3"/>
          </table:table-cell>
          <table:table-cell table:style-name="Table11.D2" office:value-type="string">
            <text:p text:style-name="P33"/>
          </table:table-cell>
        </table:table-row>
        <table:table-row>
          <table:table-cell table:style-name="Table11.A2" office:value-type="string">
            <text:p text:style-name="P51">[ ]</text:p>
          </table:table-cell>
          <table:table-cell table:style-name="Table11.D2" table:number-columns-spanned="3" office:value-type="string">
            <text:p text:style-name="P50"><text:s/>( <text:span text:style-name="T91">Norite žmogaus, kuris dar neegzistuoja? Aprašykite</text:span> )</text:p>
            <text:p text:style-name="P50"/>
            <text:p text:style-name="P50"/>
            <text:p text:style-name="P50"/>
          </table:table-cell>
          <table:covered-table-cell/>
          <table:covered-table-cell/>
        </table:table-row>
      </table:table>
      <text:p text:style-name="P1"/>
      <text:h text:style-name="P110" text:outline-level="2">PRASMĖ</text:h>
      <text:p text:style-name="P7"><text:span text:style-name="T55">Geras atsakymas į klausimą apie žmogaus gyvenimo prasmę suteikia “aukštesnįjį tikslą” su galimybe </text:span><text:span text:style-name="T58">veikti </text:span><text:span text:style-name="T55">link jo </text:span><text:span text:style-name="T58">judant</text:span><text:span text:style-name="T55">, </text:span><text:span text:style-name="T59">ir</text:span><text:span text:style-name="T55"> jaučiant mūsų egzistencijos vertę. Žmonės dažnai randa prasmę apačioje išvardintuose </text:span><text:span text:style-name="T56">tiksluose</text:span><text:span text:style-name="T50">.</text:span></text:p>
      <text:p text:style-name="P121"><text:span text:style-name="T28">M</text:span><text:span text:style-name="T29">1</text:span><text:span text:style-name="T28">.</text:span><text:span text:style-name="T50"> </text:span><text:span text:style-name="T56">Pažymėkite varnele iki 5 tikslų, kurie Jums labiausiai teikia prasmę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"/>
          </table:table-cell>
          <table:table-cell table:style-name="Table12.B1" office:value-type="string">
            <text:p text:style-name="P91">labiausiai prasmingi tikslai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2"><text:span text:style-name="T92">Visuomenės gerinimas ir socialinė meilė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2"><text:span text:style-name="T92">Vaikų auginimas ir asmeninė meilė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2"><text:span text:style-name="T92">Buvimas su draugais ir nuotykiai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3"><text:span text:style-name="T92">Problemų sprendimas, idėjos</text:span> <text:span text:style-name="T92">ir</text:span> <text:span text:style-name="T92">inovacijos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4"><text:span text:style-name="T92">Protinis</text:span> <text:span text:style-name="T92">artumas/intymumas</text:span> <text:span text:style-name="T92">ir bendradarbiavimas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4"><text:span text:style-name="T92">Fizinis</text:span> <text:span text:style-name="T92">artumas/intymumas</text:span> <text:span text:style-name="T92">ir pažinimas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2"><text:span text:style-name="T92">Menas</text:span>, <text:span text:style-name="T92">emocijos</text:span> <text:span text:style-name="T92">ir raiška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2"><text:span text:style-name="T92">Technologinis</text:span> <text:span text:style-name="T92">kūrybiškumas</text:span> <text:span text:style-name="T92">ir</text:span> <text:span text:style-name="T92">idealių</text:span> <text:span text:style-name="T92">sistemų</text:span> <text:span text:style-name="T92">inžinerija</text:span></text:p>
          </table:table-cell>
        </table:table-row>
        <table:table-row>
          <table:table-cell table:style-name="Table12.A2" office:value-type="string">
            <text:p text:style-name="P46">[<text:span text:style-name="T81"> </text:span>]</text:p>
          </table:table-cell>
          <table:table-cell table:style-name="Table12.B2" office:value-type="string">
            <text:p text:style-name="P82"><text:span text:style-name="T92">Matematikos studijavimas ir Visatos paslapčių sprendimas</text:span></text:p>
          </table:table-cell>
        </table:table-row>
        <table:table-row>
          <table:table-cell table:style-name="Table12.A2" office:value-type="string">
            <text:p text:style-name="P47">[<text:span text:style-name="T81"> </text:span>]</text:p>
          </table:table-cell>
          <table:table-cell table:style-name="Table12.B2" office:value-type="string">
            <text:p text:style-name="P86"><text:span text:style-name="T92">Kažkas kita</text:span>: (<text:span text:style-name="T92">apibūdinkite apačioje</text:span>)</text:p>
          </table:table-cell>
        </table:table-row>
        <table:table-row table:style-name="Table12.12">
          <table:table-cell table:style-name="Table12.A2" office:value-type="string">
            <text:p text:style-name="P39"/>
          </table:table-cell>
          <table:table-cell table:style-name="Table12.B2" office:value-type="string">
            <text:p text:style-name="P34"/>
          </table:table-cell>
        </table:table-row>
      </table:table>
      <text:p text:style-name="P2"/>
      <text:h text:style-name="P111" text:outline-level="2">POTYRIAI</text:h>
      <text:p text:style-name="P116">Galima sakyti, didžioji dalis laimės ateina iš gyvenimo patirčių.</text:p>
      <text:p text:style-name="P118">E1. <text:span text:style-name="T93">Parašykite keletą patirčių, kurios norite, kad įvyktų</text:span><text:span text:style-name="T12"> </text:span><text:span text:style-name="T11">rytoj</text:span><text:span text:style-name="T15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97"><text:span text:style-name="T6">K</text:span><text:span text:style-name="T2">as norite, kad įvyktų?</text:span></text:p>
          </table:table-cell>
          <table:table-cell table:style-name="Table4.C1" office:value-type="string">
            <text:p text:style-name="P97"><text:span text:style-name="T3">K</text:span><text:span text:style-name="T2">ą daryti, kad tai įvyktų?</text:span>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69"/>
          </table:table-cell>
          <table:table-cell table:style-name="Table4.C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58">2</text:p>
          </table:table-cell>
          <table:table-cell table:style-name="Table4.A2" office:value-type="string">
            <text:p text:style-name="P69"/>
          </table:table-cell>
          <table:table-cell table:style-name="Table4.C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69"/>
          </table:table-cell>
          <table:table-cell table:style-name="Table4.C2" office:value-type="string">
            <text:p text:style-name="P69"/>
          </table:table-cell>
        </table:table-row>
      </table:table>
      <text:p text:style-name="P21"/>
      <text:p text:style-name="P117">E<text:span text:style-name="T84">2</text:span>. <text:span text:style-name="T93">Parašykite keletą patirčių, kurios norite, kad įvyktų</text:span><text:span text:style-name="T12"> </text:span><text:span text:style-name="T11">per ateinančius mėnesius</text:span><text:span text:style-name="T15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7"><text:span text:style-name="T6">Kas norite, kad įvyktų?</text:span></text:p>
          </table:table-cell>
          <table:table-cell table:style-name="Table5.C1" office:value-type="string">
            <text:p text:style-name="P97"><text:span text:style-name="T3">Ką daryti, kad tai įvyktų?</text:span></text:p>
          </table:table-cell>
        </table:table-row>
        <table:table-row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70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59">2</text:p>
          </table:table-cell>
          <table:table-cell table:style-name="Table5.A2" office:value-type="string">
            <text:p text:style-name="P70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70"/>
          </table:table-cell>
          <table:table-cell table:style-name="Table5.C2" office:value-type="string">
            <text:p text:style-name="P70"/>
          </table:table-cell>
        </table:table-row>
      </table:table>
      <text:p text:style-name="P22"/>
      <text:p text:style-name="P117">E<text:span text:style-name="T84">3</text:span>. <text:span text:style-name="T93">Parašykite keletą patirčių, kurios norite, kad įvyktų</text:span><text:span text:style-name="T12"> </text:span><text:span text:style-name="T11">per ateinančius daugelį metų</text:span><text:span text:style-name="T15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97"><text:span text:style-name="T6">Kas norite, kad įvyktų?</text:span></text:p>
          </table:table-cell>
          <table:table-cell table:style-name="Table6.C1" office:value-type="string">
            <text:p text:style-name="P97"><text:span text:style-name="T3">Ką daryti, kad tai įvyktų?</text:span></text:p>
          </table:table-cell>
        </table:table-row>
        <table:table-row>
          <table:table-cell table:style-name="Table6.A2" office:value-type="string">
            <text:p text:style-name="P41">1</text:p>
          </table:table-cell>
          <table:table-cell table:style-name="Table6.A2" office:value-type="string">
            <text:p text:style-name="P70"/>
          </table:table-cell>
          <table:table-cell table:style-name="Table6.C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59">2</text:p>
          </table:table-cell>
          <table:table-cell table:style-name="Table6.A2" office:value-type="string">
            <text:p text:style-name="P70"/>
          </table:table-cell>
          <table:table-cell table:style-name="Table6.C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70"/>
          </table:table-cell>
          <table:table-cell table:style-name="Table6.C2" office:value-type="string">
            <text:p text:style-name="P70"/>
          </table:table-cell>
        </table:table-row>
      </table:table>
      <text:p text:style-name="P22"/>
      <text:p text:style-name="P21"/>
      <text:p text:style-name="P9"><text:span text:style-name="T57">Pasidalinkite su draugais, kuriems rūpite</text:span><text:span text:style-name="T51">. </text:span><text:span text:style-name="T57">Galimybių pasaulyje daugiau nei mes įsivaizduojame bet kuriuo konkrečiu metu.</text:span></text:p>
      <text:p text:style-name="P3"/>
      <text:p text:style-name="P88"><text:span text:style-name="T70">Ši Anketa paremta</text:span><text:span text:style-name="T66"> </text:span><text:span text:style-name="T67">WeFindX </text:span><text:span text:style-name="T70">tyrinėjimais</text:span><text:span text:style-name="T66"> </text:span><text:span text:style-name="T8">https://github.com/wefindx/how</text:span><text:span text:style-name="T9">-</text:span><text:span text:style-name="T8">are</text:span><text:span text:style-name="T9">-</text:span><text:span text:style-name="T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11T08:26:51.659370045</dc:date>
    <meta:editing-duration>PT8H25M27S</meta:editing-duration>
    <meta:editing-cycles>227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11" meta:character-count="3514" meta:non-whitespace-character-count="3006"/>
  </office:meta>
</office:document-meta>
</file>